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bda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bookmark text:name="r-6756016"/>Quel sera le premier <text:span text:style-name="Strong_20_Emphasis">objectif </text:span>? </text:h>
      <text:p text:style-name="Text_20_body"><text:bookmark text:name="r-6755967"/>Considérons votre client, Christine. Seul deux mails d'elle décrivant les besoins de son projet vous ont été envoyés. Elle s'attend à ce que vous lui fassiez une proposition de projet, et cela devrait probablement se faire sous la forme d'un cahier des charges fonctionnel. On peut dire que le cahier des charges fonctionnel est votre objectif pour le premier sprint. En fait, le premier sprint de documentation devrait toujours porter au moins sur le cahier des charges fonctionnel. Sans celui-ci, il n'y a pas de projet.</text:p>
      <text:p text:style-name="Text_20_body"><text:bookmark text:name="r-6755968"/>La deuxième question à se poser est :</text:p>
      <text:h text:style-name="Heading_20_4" text:outline-level="4"><text:bookmark text:name="r-6756017"/>À quoi ressemblera le <text:span text:style-name="Strong_20_Emphasis">livrable</text:span>?</text:h>
      <text:p text:style-name="Text_20_body"><text:bookmark text:name="r-6755970"/>Répondre à cette question vous aidera à définir le <text:span text:style-name="Strong_20_Emphasis">backlog</text:span>, qui est la liste des tâches qui doivent être accomplies pendant le sprint pour atteindre le but du sprint.</text:p>
      <text:p text:style-name="Text_20_body"><text:bookmark text:name="r-6755971"/>Votre premier sprint est relativement simple à prédire en termes de résultats, c'est-à-dire que vous produirez un cahier des charges efficace pour votre client. Toutefois, vous voudrez peut-être examiner comment ce cahier des charges :sera communiqué à votre client. Certains clients voudront seulement que le document leur soit envoyé pour révision. D'autres voudront peut-être que le document leur soit présenté d'une façon ou d'une autre. En fonction du cas, votre livrable peut inclure la documentation ainsi qu'une traduction du cahier des charges sous forme de diapositives qui pourront être présentées en réunion ou en visioconférence, par exemple.</text:p>
      <text:p text:style-name="Text_20_body"><text:bookmark text:name="r-6755972"/>Si vous avez suffisamment d'informations sur les intervenants d'un projet, le plan de gestion des intervenants peut également être très important au début du projet et devrait également être inclus dans ce premier sprint. Réfléchissons encore au projet de Christine. Ses mails ne mentionnent rien de concret au sujet des autres intervenants. En fait, le seul intervenant identifiable à ce stade-ci serait Christine elle-même. Donc, jusqu'à ce que vous en sachiez plus, le PGI n'est pas une priorité absolue.</text:p>
      <text:p text:style-name="Text_20_body"><text:bookmark text:name="r-6755973"/>La troisième question à se poser est :</text:p>
      <text:h text:style-name="Heading_20_4" text:outline-level="4"><text:bookmark text:name="r-6756018"/><text:span text:style-name="Strong_20_Emphasis">Qui</text:span> sera impliqué ?</text:h>
      <text:p text:style-name="Text_20_body"><text:bookmark text:name="r-6755975"/>La réponse à cette question dépendra toujours des deux précédentes. C'est ici que vous identifiez les ressources nécessaires pour exécuter les tâches décrites dans le backlog afin d'atteindre l'objectif.</text:p>
      <text:p text:style-name="Text_20_body"><text:bookmark text:name="r-6755976"/>J'aimerais ajouter à la planification de votre sprint trois questions supplémentaires qui n'étaient pas incluses dans la vidéo. Elles vous aideront à planifier vos sprints afin que votre documentation soit la plus efficace possible.</text:p>
      <text:h text:style-name="Heading_20_4" text:outline-level="4"><text:bookmark text:name="r-6756019"/><text:span text:style-name="Strong_20_Emphasis">Qui</text:span> a besoin du livrable ?</text:h>
      <text:p text:style-name="Text_20_body"><text:bookmark text:name="r-6755978"/>Répondre à cette question permet d'identifier le public cible du livrable.</text:p>
      <text:p text:style-name="Text_20_body"><text:bookmark text:name="r-6755979"/>Est-il <text:span text:style-name="Strong_20_Emphasis">tributaire</text:span> d'autres livrables ?</text:p>
      <text:p text:style-name="Text_20_body"><text:bookmark text:name="r-6755980"/>Ceci vous indique si d'autres sprints doivent être effectués en premier. Personne n'aime se tourner les pouces en attendant que quelqu'un d'autre termine son travail. C'est une perte de temps et d'argent. Si vous pouvez identifier une documentation préalable pour chaque livrable/print, alors vous pouvez facilement établir l'ordre dans lequel la documentation doit être écrite.</text:p>
      <text:h text:style-name="Heading_20_4" text:outline-level="4"><text:bookmark text:name="r-6756020"/><text:soft-page-break/><text:span text:style-name="Strong_20_Emphasis">Quand</text:span> en a-t-on besoin ?</text:h>
      <text:p text:style-name="Text_20_body"><text:bookmark text:name="r-6755982"/>Cette dernière question fixe la date limite pour le sprint. Contrairement à l'échéance globale d'un projet, qui est incroyablement difficile à évaluer, l'échéance d'un sprint peut n'être que de quelques semaines. Les délais de sprint sont des jalons à court terme pour le projet et aident à faire avancer le projet à un rythme efficace.</text:p>
      <text:p text:style-name="Text_20_body"><text:bookmark text:name="r-6755983"/>La planification de vos sprints de documentation n'a pas besoin d'être difficile, mais elle doit être minutieuse. Répondre à ces questions vous aidera grandement à planifier un processus de documentation efficace et performant.</text:p>
      <text:p text:style-name="Standard">poi321TRE$ù! <text:span text:style-name="T1">t</text:span>re</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2T14:33:38.071035652</meta:creation-date>
    <meta:generator>LibreOffice/6.4.7.2$Linux_X86_64 LibreOffice_project/40$Build-2</meta:generator>
    <dc:date>2021-10-02T15:46:33.515070488</dc:date>
    <meta:editing-duration>PT1H1M29S</meta:editing-duration>
    <meta:editing-cycles>1</meta:editing-cycles>
    <meta:document-statistic meta:table-count="0" meta:image-count="0" meta:object-count="0" meta:page-count="2" meta:paragraph-count="19" meta:word-count="557" meta:character-count="3561" meta:non-whitespace-character-count="3022"/>
  </office:meta>
</office:document-meta>
</file>